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Interview Marine</text:p>
      <text:p text:style-name="Normal"/>
      <text:p text:style-name="Normal">Il est possible qu’elle envisage de créer des événements de collecte de chewing gum ou de produit recyclable… Charte graphique sur la couleur du chewing gum ainsi que la<text:s/>couleur de<text:s/>l’océan.</text:p>
      <text:p text:style-name="Normal"/>
      <text:p text:style-name="Normal">Q1 activité<text:s/>d’entreprise</text:p>
      <text:p text:style-name="Normal">Auto-entrepreneur qui sensibilise à l’enjeu des océans contre la pollution plastique, elle collecte et recycle les chewing gum afin de les envoyer à des industriels pour les transformer ces chewings gums en objet,</text:p>
      <text:p text:style-name="Normal"/>
      <text:p text:style-name="Normal">Q2 attente, ambition</text:p>
      <text:p text:style-name="Normal">Avoir un site internet qui fait envie, un site avec de beau visuel et avec des photos qui montre des activités réalisées<text:s/></text:p>
      <text:p text:style-name="Normal"/>
      <text:p text:style-name="Normal">Q3 Produit vendu sur le site</text:p>
      <text:p text:style-name="Normal">Les produits<text:s/>proposés<text:s/>par le site seront des jeux de plages créer grâce aux chewing gum recyclé en amont.<text:s/></text:p>
      <text:p text:style-name="Normal"/>
      <text:p text:style-name="Normal">Q4<text:s/>cible visée</text:p>
      <text:p text:style-name="Normal">Les cibles seraient les commerces qui veulent recycler leurs invendus, les établissements scolaires, les cibles sont très vastes…</text:p>
      <text:p text:style-name="Normal"/>
      <text:p text:style-name="Normal">Q5 disponibilité</text:p>
      <text:p text:style-name="Normal">Disponible la plupart du temps sur téléphone,<text:s/></text:p>
      <text:p text:style-name="Normal">Créneau pour prendre des photos au lycées<text:s/>Saint Exupéry (Date et heure en enregistrement).</text:p>
      <text:p text:style-name="Normal"/>
      <text:p text:style-name="Normal">Q6<text:s/></text:p>
      <text:p text:style-name="Normal">Wordpress est une priorité pour la cliente, car il sera plus simple pour elle pour la partie maintenance du site web.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stien Joly</meta:initial-creator>
    <dc:creator>Bastien Joly</dc:creator>
    <meta:creation-date>2023-09-26T10:02:00Z</meta:creation-date>
    <dc:date>2023-09-26T10:02:00Z</dc:date>
    <meta:template xlink:href="Normal" xlink:type="simple"/>
    <meta:editing-cycles>2</meta:editing-cycles>
    <meta:editing-duration>PT120S</meta:editing-duration>
    <meta:document-statistic meta:page-count="1" meta:paragraph-count="2" meta:word-count="178" meta:character-count="1156" meta:row-count="8" meta:non-whitespace-character-count="980"/>
  </office:meta>
</office:document-meta>
</file>